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cm" fo:min-width="4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5cm" fo:min-width="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5cm" fo:min-width="3.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5cm" fo:min-width="4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1.704cm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5cm" svg:height="2.75cm" svg:x="4.2cm" svg:y="7.15cm">
          <text:p text:style-name="P1">220V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5cm" svg:height="2.75cm" svg:x="4.45cm" svg:y="11.9cm">
          <text:p text:style-name="P1">12V Conver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2.75cm" svg:x="11.7cm" svg:y="11.9cm">
          <text:p text:style-name="P1">5V Conver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2.75cm" svg:x="4.7cm" svg:y="16.15cm">
          <text:p text:style-name="P1">Stepper</text:p>
          <text:p text:style-name="P1">Dri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5cm" svg:height="2.75cm" svg:x="11.95cm" svg:y="16.15cm">
          <text:p text:style-name="P1">Microcontroll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cm" svg:height="2.5cm" svg:x="4.7cm" svg:y="20.9cm">
          <text:p text:style-name="P1">Nema 17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.7cm" svg:y1="9.899cm" svg:x2="6.7cm" svg:y2="11.9cm">
          <text:p/>
        </draw:line>
        <draw:line draw:style-name="gr6" draw:text-style-name="P2" draw:layer="layout" svg:x1="9.2cm" svg:y1="13.4cm" svg:x2="11.7cm" svg:y2="13.4cm">
          <text:p/>
        </draw:line>
        <draw:line draw:style-name="gr7" draw:text-style-name="P2" draw:layer="layout" svg:x1="6.7cm" svg:y1="14.65cm" svg:x2="6.7cm" svg:y2="16.15cm">
          <text:p/>
        </draw:line>
        <draw:line draw:style-name="gr8" draw:text-style-name="P2" draw:layer="layout" svg:x1="14.2cm" svg:y1="14.65cm" svg:x2="14.2cm" svg:y2="16.15cm">
          <text:p/>
        </draw:line>
        <draw:custom-shape draw:style-name="gr9" draw:text-style-name="P1" draw:layer="layout" svg:width="2.75cm" svg:height="0.5cm" svg:x="9.2cm" svg:y="17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0" draw:text-style-name="P2" draw:layer="layout" svg:x1="6.95cm" svg:y1="18.9cm" svg:x2="6.95cm" svg:y2="20.9cm">
          <text:p/>
        </draw:line>
        <draw:frame draw:style-name="gr11" draw:text-style-name="P3" draw:layer="layout" svg:width="16.75cm" svg:height="3.25cm" svg:x="2.25cm" svg:y="2cm">
          <draw:text-box>
            <text:p/>
          </draw:text-box>
        </draw:frame>
        <draw:frame draw:style-name="gr12" draw:text-style-name="P5" draw:layer="layout" svg:width="15.708cm" svg:height="1.352cm" svg:x="3cm" svg:y="2.5cm">
          <draw:text-box>
            <text:p text:style-name="P4"><text:span text:style-name="T1">Block Diagram – Elcheapo TestRi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06T07:09:46.836000000</meta:creation-date>
    <dc:date>2022-11-06T15:57:42.826000000</dc:date>
    <meta:editing-duration>PT8H47M56S</meta:editing-duration>
    <meta:editing-cycles>1</meta:editing-cycles>
    <meta:document-statistic meta:object-count="14"/>
    <meta:generator>LibreOffice/7.4.2.3$Windows_X86_64 LibreOffice_project/382eef1f22670f7f4118c8c2dd222ec7ad009daf</meta:generator>
  </office:meta>
</office:document-meta>
</file>